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4342" draw:textarea-horizontal-align="justify" draw:textarea-vertical-align="middle" draw:auto-grow-height="false" fo:min-height="0.639cm" fo:min-width="12.073cm"/>
    </style:style>
    <style:style style:name="gr2" style:family="graphic" style:parent-style-name="standard">
      <style:graphic-properties draw:fill-color="#ff4000" draw:textarea-horizontal-align="justify" draw:textarea-vertical-align="middle" draw:auto-grow-height="false" fo:min-height="0.639cm" fo:min-width="4.961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4.961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4.96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4342" draw:textarea-horizontal-align="justify" draw:textarea-vertical-align="middle" draw:auto-grow-height="false" fo:min-height="0.639cm" fo:min-width="45.347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512cm" fo:min-width="3.564cm"/>
    </style:style>
    <style:style style:name="gr8" style:family="graphic" style:parent-style-name="standard">
      <style:graphic-properties draw:fill-color="#ff4000" draw:textarea-horizontal-align="justify" draw:textarea-vertical-align="middle" draw:auto-grow-height="false" fo:min-height="0.639cm" fo:min-width="5.469cm"/>
    </style:style>
    <style:style style:name="gr9" style:family="graphic" style:parent-style-name="standard">
      <style:graphic-properties draw:fill-color="#ffff6d" draw:textarea-horizontal-align="justify" draw:textarea-vertical-align="middle" draw:auto-grow-height="false" fo:min-height="1.655cm" fo:min-width="6.231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6.993cm"/>
    </style:style>
    <style:style style:name="gr11" style:family="graphic" style:parent-style-name="standard">
      <style:graphic-properties draw:textarea-horizontal-align="justify" draw:textarea-vertical-align="middle" draw:auto-grow-height="false" fo:min-height="0.639cm" fo:min-width="4.58cm"/>
    </style:style>
    <style:style style:name="gr12" style:family="graphic" style:parent-style-name="standard">
      <style:graphic-properties draw:fill-color="#ff4000" draw:textarea-horizontal-align="justify" draw:textarea-vertical-align="middle" draw:auto-grow-height="false" fo:min-height="0.512cm" fo:min-width="17.026cm"/>
    </style:style>
    <style:style style:name="gr13" style:family="graphic" style:parent-style-name="standard">
      <style:graphic-properties draw:fill-color="#00f3ff" draw:textarea-horizontal-align="justify" draw:textarea-vertical-align="middle" draw:auto-grow-height="false" fo:min-height="0.639cm" fo:min-width="8.517cm"/>
    </style:style>
    <style:style style:name="gr14" style:family="graphic" style:parent-style-name="standard">
      <style:graphic-properties draw:fill-color="#77bc65" draw:textarea-horizontal-align="justify" draw:textarea-vertical-align="middle" draw:auto-grow-height="false" fo:min-height="0.639cm" fo:min-width="4.453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8.39cm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6.358cm"/>
    </style:style>
    <style:style style:name="gr17" style:family="graphic" style:parent-style-name="standard">
      <style:graphic-properties draw:textarea-horizontal-align="justify" draw:textarea-vertical-align="middle" draw:auto-grow-height="false" fo:min-height="0.639cm" fo:min-width="6.866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909cm" fo:min-width="7.882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6.358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782cm" fo:min-width="7.882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7.882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7.88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909cm" fo:min-width="8.39cm"/>
    </style:style>
    <style:style style:name="gr24" style:family="graphic" style:parent-style-name="standard">
      <style:graphic-properties draw:textarea-horizontal-align="justify" draw:textarea-vertical-align="middle" draw:auto-grow-height="false" fo:min-height="2.163cm" fo:min-width="17.026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2.29cm" fo:min-width="16.391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2.671cm" fo:min-width="6.358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2.29cm" fo:min-width="4.58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7.755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8.898cm"/>
    </style:style>
    <style:style style:name="P1" style:family="paragraph">
      <style:paragraph-properties fo:text-align="center"/>
    </style:style>
    <style:style style:name="P2" style:family="paragraph">
      <loext:graphic-properties draw:fill-color="#ff4342"/>
      <style:paragraph-properties fo:text-align="center"/>
    </style:style>
    <style:style style:name="P3" style:family="paragraph">
      <loext:graphic-properties draw:fill-color="#ff4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6d"/>
      <style:paragraph-properties fo:text-align="center"/>
    </style:style>
    <style:style style:name="P6" style:family="paragraph">
      <loext:graphic-properties draw:fill-color="#00f3ff"/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60pt" style:font-size-asian="60pt" style:font-size-complex="60pt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573cm" svg:height="0.889cm" svg:x="33.258cm" svg:y="14.208cm">
          <text:p text:style-name="P1">Mechan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0.889cm" svg:x="33.226cm" svg:y="15.986cm">
          <text:p text:style-name="P1">Carrer Progres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33.226cm" svg:y="17.129cm">
          <text:p text:style-name="P1">Tra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33.226cm" svg:y="18.272cm">
          <text:p text:style-name="P1">Fight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33.226cm" svg:y="19.415cm">
          <text:p text:style-name="P1">Captai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33.226cm" svg:y="20.558cm">
          <text:p text:style-name="P1">Genera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33.226cm" svg:y="21.701cm">
          <text:p text:style-name="P1">Planetari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61cm" svg:height="1.016cm" svg:x="33.226cm" svg:y="22.844cm">
          <text:p text:style-name="P1">Solaris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2.115cm" svg:y1="13.954cm" svg:x2="32.242cm" svg:y2="23.86cm">
          <text:p/>
        </draw:line>
        <draw:custom-shape draw:style-name="gr6" draw:text-style-name="P2" draw:layer="layout" svg:width="45.847cm" svg:height="0.889cm" svg:x="16.24cm" svg:y="28.432cm">
          <text:p text:style-name="P1">Battlefiel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064cm" svg:height="0.762cm" svg:x="30.464cm" svg:y="29.829cm">
          <text:p text:style-name="P1">Utilit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61cm" svg:height="0.889cm" svg:x="33.226cm" svg:y="15.986cm">
          <text:p text:style-name="P1">Carrer Progres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969cm" svg:height="0.889cm" draw:transform="skewX (-0.00453785605518526) rotate (-0.00488692190558318) translate (39.83cm 15.986cm)">
          <text:p text:style-name="P1">Planet developm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40.084cm" svg:y="20.685cm">
          <text:p text:style-name="P1">Crad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40.084cm" svg:y="20.685cm">
          <text:p text:style-name="P1">Crad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40.084cm" svg:y="21.828cm">
          <text:p text:style-name="P1">N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40.084cm" svg:y="21.828cm">
          <text:p text:style-name="P1">N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40.084cm" svg:y="22.971cm">
          <text:p text:style-name="P1">Diasp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61cm" svg:height="0.889cm" svg:x="40.084cm" svg:y="24.114cm">
          <text:p text:style-name="P1">Civilization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6.731cm" svg:height="1.905cm" svg:x="39.481cm" svg:y="17.256cm">
          <text:p text:style-name="P1">Planetary colonization <text:line-break/>researc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493cm" svg:height="0.889cm" svg:x="28.813cm" svg:y="31.099cm">
          <text:p text:style-name="P1">Shadowspace disruptor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0.889cm" svg:x="27.416cm" svg:y="35.798cm">
          <text:p text:style-name="P1">Directiona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08cm" svg:height="0.889cm" svg:x="33.131cm" svg:y="35.798cm">
          <text:p text:style-name="P1">Radia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064cm" svg:height="0.762cm" svg:x="30.464cm" svg:y="29.829cm">
          <text:p text:style-name="P1">Utility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7.526cm" svg:height="0.762cm" svg:x="39.735cm" svg:y="29.575cm">
          <text:p text:style-name="P1">Spaceships – combat vessels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9.017cm" svg:height="0.889cm" svg:x="39.31cm" svg:y="30.823cm">
          <text:p text:style-name="P1">Alien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953cm" svg:height="0.889cm" svg:x="51.038cm" svg:y="30.972cm">
          <text:p text:style-name="P1">Human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8.89cm" svg:height="1.016cm" svg:x="39.354cm" svg:y="35.798cm">
          <text:p text:style-name="P1">Capital ship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6.858cm" svg:height="0.889cm" svg:x="50.022cm" svg:y="32.496cm">
          <text:p text:style-name="P1">Trading ship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366cm" svg:height="0.889cm" svg:x="49.767cm" svg:y="35.798cm">
          <text:p text:style-name="P1">Fighters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8.382cm" svg:height="2.159cm" svg:x="49.259cm" svg:y="36.687cm">
          <text:p text:style-name="P1"><text:span text:style-name="T1">After 60 days of game</text:span></text:p>
          <text:p text:style-name="P1"><text:span text:style-name="T1">Equipped with asteroid disintegration guns </text:span><text:span text:style-name="T1"><text:line-break/></text:span><text:span text:style-name="T1">and electromagnetically guided and propelled </text:span><text:span text:style-name="T1"><text:line-break/></text:span><text:span text:style-name="T1">missiless </text:span><text:span text:style-name="T1"><text:line-break/></text:span><text:span text:style-name="T1">4-5 models – progressive arma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858cm" svg:height="1.27cm" svg:x="50.022cm" svg:y="33.385cm">
          <text:p text:style-name="P1"><text:span text:style-name="T1">At the beginning of the game</text:span></text:p>
          <text:p text:style-name="P1"><text:span text:style-name="T1">Equipped with asteroid disintegration guns</text:span></text:p>
          <text:p text:style-name="P1"><text:span text:style-name="T1">8-10 models – different capacities and hull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366cm" svg:height="0.889cm" svg:x="49.668cm" svg:y="39.608cm">
          <text:p text:style-name="P1">Frigate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382cm" svg:height="2.032cm" svg:x="49.16cm" svg:y="40.497cm">
          <text:p text:style-name="P1"><text:span text:style-name="T1">At the beginning of commander stage. Armed same</text:span><text:span text:style-name="T1"><text:line-break/></text:span><text:span text:style-name="T1">as fighters – with automatic targeting of stationary</text:span><text:span text:style-name="T1"><text:line-break/></text:span><text:span text:style-name="T1">armament.</text:span><text:span text:style-name="T1"><text:line-break/></text:span><text:span text:style-name="T1">Have magnetic shields.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8.382cm" svg:height="1.016cm" svg:x="49.26cm" svg:y="43.545cm">
          <text:p text:style-name="P1">Capital ship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382cm" svg:height="2.032cm" svg:x="49.26cm" svg:y="44.561cm">
          <text:p text:style-name="P1"><text:span text:style-name="T1">At the beginning of general stage. Heavily armed and</text:span><text:span text:style-name="T1"><text:line-break/></text:span><text:span text:style-name="T1">shielded. Capable of producing fighters and frigates.</text:span><text:span text:style-name="T1"><text:line-break/></text:span><text:span text:style-name="T1">Also can produce proton bombs that can destroy</text:span><text:span text:style-name="T1"><text:line-break/></text:span><text:span text:style-name="T1">alien habitats on other planets.</text:span></text:p>
          <text:p text:style-name="P1"><text:span text:style-name="T1">1 model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382cm" svg:height="0.889cm" svg:x="49.259cm" svg:y="35.798cm">
          <text:p text:style-name="P1">Fighters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8.382cm" svg:height="2.159cm" svg:x="49.26cm" svg:y="36.687cm">
          <text:p text:style-name="P1"><text:span text:style-name="T1">After 270 days of game</text:span></text:p>
          <text:p text:style-name="P1"><text:span text:style-name="T1">Equipped with asteroid disintegration guns </text:span><text:span text:style-name="T1"><text:line-break/></text:span><text:span text:style-name="T1">and electromagnetically guided and propelled </text:span><text:span text:style-name="T1"><text:line-break/></text:span><text:span text:style-name="T1">missiless </text:span><text:span text:style-name="T1"><text:line-break/></text:span><text:span text:style-name="T1">4-5 models – progressive armam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382cm" svg:height="0.889cm" svg:x="49.133cm" svg:y="39.608cm">
          <text:p text:style-name="P1">Frigate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382cm" svg:height="2.032cm" svg:x="49.161cm" svg:y="40.497cm">
          <text:p text:style-name="P1"><text:span text:style-name="T1">At the beginning of commander stage. Armed same</text:span><text:span text:style-name="T1"><text:line-break/></text:span><text:span text:style-name="T1">as fighters – with automatic targeting of stationary</text:span><text:span text:style-name="T1"><text:line-break/></text:span><text:span text:style-name="T1">armament.</text:span><text:span text:style-name="T1"><text:line-break/></text:span><text:span text:style-name="T1">Have magnetic shields.</text:span></text:p>
          <text:p text:style-name="P1"><text:span text:style-name="T1">2 models – visually differ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382cm" svg:height="0.889cm" svg:x="39.608cm" svg:y="39.481cm">
          <text:p text:style-name="P1">Fighters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8.382cm" svg:height="2.159cm" svg:x="39.581cm" svg:y="40.37cm">
          <text:p text:style-name="P1"><text:span text:style-name="T1">First deployed at the beginning of game from the</text:span><text:span text:style-name="T1"><text:line-break/></text:span><text:span text:style-name="T1">initial alien capital ship.</text:span></text:p>
          <text:p text:style-name="P1"><text:span text:style-name="T1">Equipped with laser guns.</text:span></text:p>
          <text:p text:style-name="P1"><text:span text:style-name="T1">10-12 models with different armament hull and</text:span><text:span text:style-name="T1"><text:line-break/></text:span><text:span text:style-name="T1">firepower.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382cm" svg:height="0.889cm" svg:x="39.608cm" svg:y="43.418cm">
          <text:p text:style-name="P1">Frigates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8.382cm" svg:height="2.032cm" svg:x="39.608cm" svg:y="44.307cm">
          <text:p text:style-name="P1"><text:span text:style-name="T1">Few deployed at the beginning from capital ship.</text:span><text:span text:style-name="T1"><text:line-break/></text:span><text:span text:style-name="T1">Armed with stationary, rotating laser guns and missile</text:span><text:span text:style-name="T1"><text:line-break/></text:span><text:span text:style-name="T1">disguiding systems. Some capable of performing</text:span><text:span text:style-name="T1"><text:line-break/></text:span><text:span text:style-name="T1">Shadowspace travels</text:span></text:p>
          <text:p text:style-name="P1"><text:span text:style-name="T1">4-6 models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89cm" svg:height="2.159cm" svg:x="39.354cm" svg:y="36.814cm">
          <text:p text:style-name="P1"><text:span text:style-name="T1">Appears at the beginning of game at the borders</text:span><text:span text:style-name="T1"><text:line-break/></text:span><text:span text:style-name="T1">of space system.</text:span></text:p>
          <text:p text:style-name="P1"><text:span text:style-name="T1">Able to perform short Shadowspace travels at intervals.</text:span><text:span text:style-name="T1"><text:line-break/></text:span><text:span text:style-name="T1">Equipped with stationary laser guns and shields.</text:span><text:span text:style-name="T1"><text:line-break/></text:span><text:span text:style-name="T1">Can produce fighters and frigates.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7.526cm" svg:height="2.413cm" svg:x="30.21cm" svg:y="2.27cm">
          <text:p text:style-name="P1"><text:span text:style-name="T2">Ultimate goal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16.891cm" svg:height="2.54cm" svg:x="30.591cm" svg:y="4.683cm">
          <text:p text:style-name="P1">Steal the Shadowspace engine from the alien <text:line-break/>mothership and destroy the mothership.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6.858cm" svg:height="2.921cm" svg:x="29.067cm" svg:y="31.988cm">
          <text:p text:style-name="P1"><text:span text:style-name="T1">Available somewhere at the general stage</text:span><text:span text:style-name="T1"><text:line-break/></text:span><text:span text:style-name="T1">after the first alien capital ship is destroyed.</text:span><text:span text:style-name="T1"><text:line-break/></text:span><text:span text:style-name="T1">Will appear as a destruction debree and</text:span><text:span text:style-name="T1"><text:line-break/></text:span><text:span text:style-name="T1">will be discovered by an accident.</text:span><text:span text:style-name="T1"><text:line-break/></text:span><text:span text:style-name="T1">More on this in plot section.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08cm" svg:height="2.54cm" svg:x="27.416cm" svg:y="36.687cm">
          <text:p text:style-name="P1"><text:span text:style-name="T1">By default – Shadowspace</text:span><text:span text:style-name="T1"><text:line-break/></text:span><text:span text:style-name="T1">braking system. A product</text:span><text:span text:style-name="T1"><text:line-break/></text:span><text:span text:style-name="T1">of backward engineering</text:span><text:span text:style-name="T1"><text:line-break/></text:span><text:span text:style-name="T1">a debree from first destroyed</text:span><text:span text:style-name="T1"><text:line-break/></text:span><text:span text:style-name="T1">alien capital ship.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2.783cm" svg:y1="19.415cm" svg:x2="42.783cm" svg:y2="20.431cm">
          <text:p/>
        </draw:line>
        <draw:custom-shape draw:style-name="gr15" draw:text-style-name="P1" draw:layer="layout" svg:width="8.89cm" svg:height="1.016cm" svg:x="39.354cm" svg:y="32.242cm">
          <text:p text:style-name="P1">Mothership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8.89cm" svg:height="2.159cm" svg:x="39.354cm" svg:y="33.258cm">
          <text:p text:style-name="P1"><text:span text:style-name="T1">Hidden from player since nobody noticed it in the SSSF</text:span><text:span text:style-name="T1"><text:line-break/></text:span><text:span text:style-name="T1">Becomes visible at the end of solaris stage when</text:span><text:span text:style-name="T1"><text:line-break/></text:span><text:span text:style-name="T1">scientists suspicions take the peak about incoming</text:span><text:span text:style-name="T1"><text:line-break/></text:span><text:span text:style-name="T1">capital ships.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08cm" svg:height="2.54cm" svg:x="33.131cm" svg:y="36.687cm">
          <text:p text:style-name="P1"><text:span text:style-name="T1">An enhanced multidirectional </text:span><text:span text:style-name="T1"><text:line-break/></text:span><text:span text:style-name="T1">shadowspace disruptor.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8.255cm" svg:height="0.889cm" svg:x="59.547cm" svg:y="38.719cm">
          <text:p text:style-name="P1">frigates can house fighters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9.398cm" svg:height="0.889cm" svg:x="59.674cm" svg:y="42.783cm">
          <text:p text:style-name="P1">capital ships can house frigate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3.2$Windows_X86_64 LibreOffice_project/a64200df03143b798afd1ec74a12ab50359878ed</meta:generator>
    <dc:date>2020-02-02T22:04:31.105000000</dc:date>
    <meta:editing-duration>PT1H11M23S</meta:editing-duration>
    <meta:editing-cycles>4</meta:editing-cycles>
    <meta:document-statistic meta:object-count="55"/>
  </office:meta>
</office:document-meta>
</file>